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gthRangePropert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isNegativeLength( Length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RangeProperty.setComponent( int cmpId , Property cmpnValue , boolean bIsDefa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engthRangeProper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ker.convertProperty( Property p , PropertyList propertyList , FObj 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ker.makeNew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setSubprop( Property baseProperty , int subpropertyId , Property subpropert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engthRangeProperty.getMinimum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ngthRangeProperty.setMinimum( Property minimum , boolean bIsDefa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ngthRangeProperty.setMaximum( Property max , boolean bIsDefa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ngthRangeProperty.getOptimum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ngthRangeProperty.setOptimum( Property opt , boolean bIsDefa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ngthRangeProperty.getComponent( int cmp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engthRangeProperty.getMaximum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ngthRangeProperty.getLength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RangeProperty.checkConsistency( PercentBaseContext contex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8">
            <text:p text:style-name="Table_20_Contents">28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